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2024-12-31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2024-02-01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2023-01-19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2022-01-18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2021-01-13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2020-01-15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2019-01-16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2018-01-03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2017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2016-12-28 22:19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2016-01-06 17:45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2015-01-15 16:26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2014-01-08 21:09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2013-01-11 16:55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2012-01-04 18:12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2010-12-29 22:47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2010-01-14 20:41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2009-01-12 17:59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2008-01-07 16:26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2007-01-12 15:53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2006-10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2006-05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2006-01-06 18:15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2005-01-06 22:34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2004-01-06 15:28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2003-01-06 21:10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2002-01-02 19:53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2001-01-10 22:27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200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99-01-12 19:49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98-01-14 18:05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9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96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9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95-06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95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9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9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94-09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94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9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9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93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9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9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9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92-09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9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9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9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91-06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91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9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9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90-09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90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9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9-09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9-06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9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8-09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8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7-09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7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6-09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6-06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6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5-09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5-06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5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4-09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4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4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3-09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3-06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2-09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2-06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2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1-09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0-09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0-06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8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79-09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79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7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7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78-10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78-06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7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77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77-06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28098451901</text:p>
          </table:table-cell>
          <table:table-cell office:value-type="string" calcext:value-type="string">
            <text:p>1977-06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01" meta:object-count="0"/>
    <meta:user-defined meta:name="AppVersion">3.0</meta:user-defined>
  </office:meta>
</office:document-meta>
</file>